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range_sn);&quot;)&quot;)" office:value-type="string" office:string-value="sn(40)">
            <text:p>sn(40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6" office:value-type="string">
            <text:p>type</text:p>
          </table:table-cell>
          <table:table-cell table:style-name="ce16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3" table:number-columns-repeated="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technique</text:p>
          </table:table-cell>
          <table:table-cell table:style-name="ce18" table:formula="of:=COUNTIF(range_genre;[.L2])" office:value-type="float" office:value="3">
            <text:p>3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phrase</text:p>
          </table:table-cell>
          <table:table-cell table:style-name="ce18" table:formula="of:=COUNTIF(range_genre;[.L3])"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4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hord</text:p>
          </table:table-cell>
          <table:table-cell table:style-name="ce18" table:formula="of:=COUNTIF(range_genre;[.L4])" office:value-type="float" office:value="7">
            <text:p>7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c.p.</text:p>
          </table:table-cell>
          <table:table-cell table:style-name="ce18" table:formula="of:=COUNTIF(range_genre;[.L5])" office:value-type="float" office:value="2">
            <text:p>2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struct</text:p>
          </table:table-cell>
          <table:table-cell table:style-name="ce18" table:formula="of:=COUNTIF(range_genre;[.L6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arpeggio</text:p>
          </table:table-cell>
          <table:table-cell table:style-name="ce18" table:formula="of:=COUNTIF(range_genre;[.L7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y</text:p>
          </table:table-cell>
          <table:table-cell table:style-name="ce18" table:formula="of:=COUNTIF(range_genre;[.L8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esearch</text:p>
          </table:table-cell>
          <table:table-cell table:style-name="ce18" table:formula="of:=COUNTIF(range_genre;[.L9])" office:value-type="float" office:value="8">
            <text:p>8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harmonics</text:p>
          </table:table-cell>
          <table:table-cell table:style-name="ce18" table:formula="of:=COUNTIF(range_genre;[.L10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1"/>
          <table:table-cell table:style-name="ce13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6"/>
          <table:table-cell table:style-name="ce17" office:value-type="string">
            <text:p>rhythm</text:p>
          </table:table-cell>
          <table:table-cell table:style-name="ce18" table:formula="of:=COUNTIF(range_genre;[.L11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4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4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4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4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4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es-6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4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4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4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4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6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1,k.D△+12 </text:p>
          </table:table-cell>
          <table:table-cell table:style-name="ce3" office:value-type="float" office:value="1">
            <text:p>1</text:p>
          </table:table-cell>
          <table:table-cell table:style-name="ce14" office:value-type="date" office:date-value="2019-08-17T11:48:53.83">
            <text:p>2019/8/17 11:48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s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=2,ch-5のあと、どの音に下がるか？ </text:p>
          </table:table-cell>
          <table:table-cell table:style-name="ce3" office:value-type="float" office:value="2">
            <text:p>2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A,chord=I:Ⅳ,R=3 </text:p>
          </table:table-cell>
          <table:table-cell table:style-name="ce3" office:value-type="float" office:value="3">
            <text:p>3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ontinue=ch-5,k.C△+10,R=5 </text:p>
          </table:table-cell>
          <table:table-cell table:style-name="ce3" office:value-type="float" office:value="5">
            <text:p>5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ch-7,R=4 </text:p>
          </table:table-cell>
          <table:table-cell table:style-name="ce3" office:value-type="float" office:value="4">
            <text:p>4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rs-8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i.f.=sec.3,c.p.=V-IV-I,k.F,R=6</text:p>
          </table:table-cell>
          <table:table-cell table:style-name="ce3" office:value-type="float" office:value="6">
            <text:p>6</text:p>
          </table:table-cell>
          <table:table-cell table:style-name="ce14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4"/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5" table:formula="of:=NOW()" office:value-type="date" office:date-value="2019-08-17T11:52:53.73">
            <text:p>2019/8/17 11:52</text:p>
          </table:table-cell>
          <table:table-cell table:style-name="ce4" office:value-type="string">
            <text:p>*</text:p>
          </table:table-cell>
          <table:table-cell table:style-name="ce16" table:number-columns-repeated="3"/>
          <table:table-cell table:number-columns-repeated="101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range_genre" table:target-range-address="Sheet1.F2:Sheet1.F55" table:on-update-keep-styles="true" table:on-update-keep-size="false"/>
        <table:database-range table:name="range_sn" table:target-range-address="Sheet1.A2:Sheet1.A55" table:on-update-keep-styles="true" table:on-update-keep-size="false"/>
        <table:database-range table:target-range-address="Sheet1.B2:Sheet1.I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2019/08/17</text:date>, <text:time>12:0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7T12:00:36.28</dc:date>
    <dc:creator>iwabuchi ken</dc:creator>
    <meta:editing-duration>PT2H50M52S</meta:editing-duration>
    <meta:editing-cycles>22</meta:editing-cycles>
    <meta:generator>OpenOffice/4.1.3$Win32 OpenOffice.org_project/413m1$Build-9783</meta:generator>
    <meta:document-statistic meta:table-count="1" meta:cell-count="387" meta:object-count="0"/>
    <meta:user-defined meta:name="sheets-banding"/>
    <meta:user-defined meta:name="sheets-original-selection"/>
  </office:meta>
</office:document-meta>
</file>